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09fbf" officeooo:paragraph-rsid="00109fbf"/>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09fbf" officeooo:paragraph-rsid="00109fbf"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109fbf" officeooo:paragraph-rsid="00109fbf"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none" fo:font-weight="bold" officeooo:rsid="00109fbf" officeooo:paragraph-rsid="00109fb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109fbf" officeooo:paragraph-rsid="001269c4"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bold" officeooo:rsid="00109fbf" officeooo:paragraph-rsid="0013a94c"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09fbf" officeooo:paragraph-rsid="00154f1d"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2pt" style:text-underline-style="none" fo:font-weight="bold" officeooo:rsid="00109fbf" officeooo:paragraph-rsid="0013a94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09fbf" officeooo:paragraph-rsid="0013a94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269c4" officeooo:paragraph-rsid="001269c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269c4" officeooo:paragraph-rsid="001269c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54f1d" officeooo:paragraph-rsid="00154f1d" style:font-size-asian="10.5pt" style:font-weight-asian="normal" style:font-size-complex="12pt" style:font-weight-complex="normal"/>
    </style:style>
    <style:style style:name="T1" style:family="text">
      <style:text-properties fo:font-size="12pt" fo:font-weight="normal" officeooo:rsid="001269c4" style:font-size-asian="10.5pt" style:font-weight-asian="normal" style:font-size-complex="12pt" style:font-weight-complex="normal"/>
    </style:style>
    <style:style style:name="T2" style:family="text">
      <style:text-properties officeooo:rsid="001692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MEMORIA PRACTICA 2 INTELIGENCIA ARTIFIC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oft-page-break/>1. ¿Por qué se ha realizado este diseño para resolver el problema de búsqueda?</text:p>
      <text:p text:style-name="P4"/>
      <text:p text:style-name="P10">Porque al utilizar un sistema de ordenacion expandimos siempre los nodos de manera correcta, por lo que no entramos en ningun bucle infinito y llegamos de manera correcta al final. Ademas en las diferentes funciones tenemos en cuenta los lugares prohibidos, por lo que nuestro algoritmo si encuentra alguno no lo evalua ni lo guarda.</text:p>
      <text:p text:style-name="P10"/>
      <text:p text:style-name="P5">2. En concreto,</text:p>
      <text:p text:style-name="P5"><text:tab/>a. ¿Qué ventajas aporta? </text:p>
      <text:p text:style-name="P5"><text:tab/><text:tab/><text:span text:style-name="T1">Las ventajas que aporta haber codificado las funciones de esta manera es que <text:tab/><text:tab/><text:tab/>podemos extrapolarlas a otros tipos de algoritmos de busqueda, ya que usamos <text:tab/><text:tab/><text:tab/>estructuras que contienen los tipos de evaluadores y comparadores especificos que <text:tab/><text:tab/>utilizaremos en cada caso. De esta manera no tendremos que codificar nuevas <text:tab/><text:tab/><text:tab/>funciones innecesarias y podremos reutilizar las anteriores.</text:span></text:p>
      <text:p text:style-name="P10"/>
      <text:p text:style-name="P5"><text:tab/>b. ¿Por qué se han utilizado funciones lambda para especificar el test <text:tab/>objetivo, la heurística y los operadores del problema? </text:p>
      <text:p text:style-name="P5"><text:tab/><text:tab/><text:span text:style-name="T1">Por lo mismo que hemos explicado en el ejercicio anterior. Para poder realizar <text:tab/><text:tab/><text:tab/>pruebas con otros algoritmos de busqueda reutilizando codigo y ahorrandonos <text:tab/><text:tab/><text:tab/>trabajo.</text:span></text:p>
      <text:p text:style-name="P10"/>
      <text:p text:style-name="P5">3. Sabiendo que en cada nodo de búsqueda hay un campo “parent”, que proporciona una referencia al nodo a partir del cual se ha generado el actual ¿es eficiente el uso de memoria?</text:p>
      <text:p text:style-name="P10"/>
      <text:p text:style-name="P10">Si, ya que no creamos nodos padre por cada nodo exapandido, sino que reutlizamos el nodo padre. Aun asi se podria mejorar mas cambiando la forma de de encontrar el camino, ya que guardando cada nodo padre guardamos toda la estructura , lo que hace que guardemos informacion que no <text:s/>vamos a usar.</text:p>
      <text:p text:style-name="P10"/>
      <text:p text:style-name="P6">4. ¿Cuál es la complejidad espacial del algoritmo implementado?</text:p>
      <text:p text:style-name="P6"/>
      <text:p text:style-name="P9"/>
      <text:p text:style-name="P8"/>
      <text:p text:style-name="P6">5. ¿Cuál es la complejidad temporal del algoritmo?</text:p>
      <text:p text:style-name="P6"/>
      <text:p text:style-name="P9"/>
      <text:p text:style-name="P6"/>
      <text:p text:style-name="P6"/>
      <text:p text:style-name="P6"/>
      <text:p text:style-name="P6"/>
      <text:p text:style-name="P6"/>
      <text:p text:style-name="P7"><text:soft-page-break/>6. Indicad qué partes del código se modificarían para limitar el número de veces que se puede utilizar la acción “navegar por agujeros de gusano” (bidireccionales).</text:p>
      <text:p text:style-name="P7"/>
      <text:p text:style-name="P12">La posibilidad de viajar a traves de un agujero de gusano, tambien conocido como puente de Einstein-Rosen, abriria un mundo de posibilidades en nuestro algoritmo de busqueda A*, ya que un agujero de gusano según las ecuaciones de la relatividad general, consiste en un atajo a traves del espacio y el tiempo, lo que cambairia por completo nuestra heuristica y la haria mucho mas compleja. Aun se sabe muy poco de este tipo de fenomenos y no se ha hallado ninguna evidencia de que el espacio-tiempo contenga estructuras de este tipo, por lo que debido a la falta de informacion, lo mas logico seria no utilizar este tipo de caminos, ya que a pesar de ser “un atajo” que lleva la materia de un extremo a otro, no hay ninguna demostracion de que sea cierto, por lo que podria pasar cualquier cosa <text:span text:style-name="T2">(aparecer en un lugar aleatorio del universo que no es el esperado, quedarte atrapado en la dimension temporal, morir)</text:span>, <text:span text:style-name="T2">asi que mantendriamos el codigo ig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09fbf" officeooo:paragraph-rsid="00109fb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omas Higuera Viso y Manuel Chamorro Martinez de Arag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8:10:35.715544614</meta:creation-date>
    <dc:date>2019-03-21T19:02:13.107427667</dc:date>
    <meta:editing-duration>PT18M39S</meta:editing-duration>
    <meta:editing-cycles>3</meta:editing-cycles>
    <meta:generator>LibreOffice/5.1.6.2$Linux_X86_64 LibreOffice_project/10m0$Build-2</meta:generator>
    <meta:document-statistic meta:table-count="0" meta:image-count="0" meta:object-count="0" meta:page-count="3" meta:paragraph-count="15" meta:word-count="485" meta:character-count="2935" meta:non-whitespace-character-count="2438"/>
  </office:meta>
</office:document-meta>
</file>